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68a03" officeooo:paragraph-rsid="00068a03"/>
    </style:style>
    <style:style style:name="P2" style:family="paragraph" style:parent-style-name="Standard">
      <style:text-properties officeooo:rsid="0007148a" officeooo:paragraph-rsid="0007148a"/>
    </style:style>
    <style:style style:name="P3" style:family="paragraph" style:parent-style-name="Standard">
      <style:text-properties officeooo:rsid="0008dd2c" officeooo:paragraph-rsid="0009c36b"/>
    </style:style>
    <style:style style:name="P4" style:family="paragraph" style:parent-style-name="Standard">
      <style:text-properties officeooo:rsid="000a4f0a" officeooo:paragraph-rsid="000a4f0a"/>
    </style:style>
    <style:style style:name="P5" style:family="paragraph" style:parent-style-name="Standard">
      <style:text-properties officeooo:rsid="000f845b" officeooo:paragraph-rsid="0010d9f1"/>
    </style:style>
    <style:style style:name="P6" style:family="paragraph" style:parent-style-name="Standard">
      <style:text-properties officeooo:rsid="0011eed3" officeooo:paragraph-rsid="0011eed3"/>
    </style:style>
    <style:style style:name="P7" style:family="paragraph" style:parent-style-name="Standard">
      <style:text-properties fo:font-weight="normal" officeooo:rsid="001292a7" officeooo:paragraph-rsid="001292a7" style:font-weight-asian="normal" style:font-weight-complex="normal"/>
    </style:style>
    <style:style style:name="P8" style:family="paragraph" style:parent-style-name="Standard">
      <style:text-properties officeooo:rsid="0010d9f1" officeooo:paragraph-rsid="0010d9f1"/>
    </style:style>
    <style:style style:name="P9" style:family="paragraph" style:parent-style-name="Standard">
      <style:text-properties fo:font-weight="bold" officeooo:rsid="001292a7" officeooo:paragraph-rsid="001292a7" style:font-weight-asian="bold" style:font-weight-complex="bold"/>
    </style:style>
    <style:style style:name="P10" style:family="paragraph" style:parent-style-name="Standard">
      <style:text-properties fo:font-weight="bold" officeooo:rsid="001caffd" officeooo:paragraph-rsid="001caffd" style:font-weight-asian="bold" style:font-weight-complex="bold"/>
    </style:style>
    <style:style style:name="P11" style:family="paragraph" style:parent-style-name="Standard">
      <style:text-properties fo:font-weight="bold" officeooo:rsid="0022c32e" officeooo:paragraph-rsid="0022c32e" style:font-weight-asian="bold" style:font-weight-complex="bold"/>
    </style:style>
    <style:style style:name="P12" style:family="paragraph" style:parent-style-name="Standard">
      <style:text-properties officeooo:rsid="001292a7" officeooo:paragraph-rsid="001292a7"/>
    </style:style>
    <style:style style:name="P13" style:family="paragraph" style:parent-style-name="Standard">
      <style:text-properties fo:font-weight="normal" officeooo:rsid="001292a7" officeooo:paragraph-rsid="001292a7" style:font-weight-asian="normal" style:font-weight-complex="normal"/>
    </style:style>
    <style:style style:name="P14" style:family="paragraph" style:parent-style-name="Standard">
      <style:text-properties fo:font-weight="normal" officeooo:rsid="0017d125" officeooo:paragraph-rsid="0017d125" style:font-weight-asian="normal" style:font-weight-complex="normal"/>
    </style:style>
    <style:style style:name="P15" style:family="paragraph" style:parent-style-name="Standard">
      <style:text-properties fo:font-weight="normal" officeooo:rsid="00196a7d" officeooo:paragraph-rsid="00196a7d" style:font-weight-asian="normal" style:font-weight-complex="normal"/>
    </style:style>
    <style:style style:name="P16" style:family="paragraph" style:parent-style-name="Standard">
      <style:text-properties fo:font-weight="normal" officeooo:rsid="001ade22" officeooo:paragraph-rsid="001ade22" style:font-weight-asian="normal" style:font-weight-complex="normal"/>
    </style:style>
    <style:style style:name="P17" style:family="paragraph" style:parent-style-name="Standard">
      <style:text-properties fo:font-weight="normal" officeooo:rsid="001caffd" officeooo:paragraph-rsid="001caffd" style:font-weight-asian="normal" style:font-weight-complex="normal"/>
    </style:style>
    <style:style style:name="P18" style:family="paragraph" style:parent-style-name="Standard">
      <style:text-properties fo:font-weight="normal" officeooo:rsid="0022c32e" officeooo:paragraph-rsid="0022c32e" style:font-weight-asian="normal" style:font-weight-complex="normal"/>
    </style:style>
    <style:style style:name="P19" style:family="paragraph" style:parent-style-name="Standard">
      <style:text-properties style:text-underline-style="solid" style:text-underline-type="double" style:text-underline-width="auto" style:text-underline-color="font-color" fo:font-weight="bold" officeooo:rsid="001caffd" officeooo:paragraph-rsid="001caffd" style:font-weight-asian="bold" style:font-weight-complex="bold"/>
    </style:style>
    <style:style style:name="P20" style:family="paragraph" style:parent-style-name="Standard">
      <style:paragraph-properties fo:break-before="page"/>
      <style:text-properties fo:font-weight="normal" officeooo:rsid="0017d125" officeooo:paragraph-rsid="0017d125" style:font-weight-asian="normal" style:font-weight-complex="normal"/>
    </style:style>
    <style:style style:name="P21" style:family="paragraph" style:parent-style-name="Standard">
      <style:paragraph-properties fo:break-before="page"/>
      <style:text-properties fo:font-weight="normal" officeooo:rsid="001caffd" officeooo:paragraph-rsid="001caffd" style:font-weight-asian="normal" style:font-weight-complex="normal"/>
    </style:style>
    <style:style style:name="P22" style:family="paragraph" style:parent-style-name="Standard">
      <style:paragraph-properties fo:break-before="page"/>
      <style:text-properties fo:font-weight="normal" officeooo:rsid="0022c32e" officeooo:paragraph-rsid="0022c32e" style:font-weight-asian="normal" style:font-weight-complex="normal"/>
    </style:style>
    <style:style style:name="T1" style:family="text">
      <style:text-properties officeooo:rsid="0009c36b"/>
    </style:style>
    <style:style style:name="T2" style:family="text">
      <style:text-properties officeooo:rsid="000b6809"/>
    </style:style>
    <style:style style:name="T3" style:family="text">
      <style:text-properties officeooo:rsid="000ce4fc"/>
    </style:style>
    <style:style style:name="T4" style:family="text">
      <style:text-properties officeooo:rsid="00142f6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2345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I</text:p>
      <text:p text:style-name="P1">Container resource interface</text:p>
      <text:p text:style-name="P1"><text:tab/>RKT</text:p>
      <text:p text:style-name="P1"><text:tab/>Docker</text:p>
      <text:p text:style-name="P1"><text:tab/>Crio-o</text:p>
      <text:p text:style-name="P1"/>
      <text:p text:style-name="P1">CNI</text:p>
      <text:p text:style-name="P1">Container network interface</text:p>
      <text:p text:style-name="P1"><text:tab/><text:span text:style-name="T5">Weaver</text:span></text:p>
      <text:p text:style-name="P1"><text:tab/>Flanner</text:p>
      <text:p text:style-name="P1"><text:tab/>Cilium</text:p>
      <text:p text:style-name="P1"/>
      <text:p text:style-name="P1">CSI</text:p>
      <text:p text:style-name="P1">Container storage interface</text:p>
      <text:p text:style-name="P1"><text:tab/>Portworx</text:p>
      <text:p text:style-name="P1"><text:tab/>Amazon EBS</text:p>
      <text:p text:style-name="P1"><text:tab/>EMC</text:p>
      <text:p text:style-name="P1"><text:tab/>GlusterFS</text:p>
      <text:p text:style-name="P1"/>
      <text:p text:style-name="P2">Ingress &amp; Egress</text:p>
      <text:p text:style-name="P3">Concepto de trafico</text:p>
      <text:p text:style-name="P3"><text:tab/><text:span text:style-name="T1">I</text:span>ngresa un request puerto 80 por http, esto es entregado al API de K8S, este al servicio, y este al POD.</text:p>
      <text:p text:style-name="P3"/>
      <text:p text:style-name="P4">Service</text:p>
      <text:p text:style-name="P4"><text:tab/><text:span text:style-name="T2">Node Port</text:span></text:p>
      <text:p text:style-name="P4"><text:tab/><text:span text:style-name="T2">LB</text:span></text:p>
      <text:p text:style-name="P4"><text:tab/><text:span text:style-name="T3">Cluster IP</text:span></text:p>
      <text:p text:style-name="P4"/>
      <text:p text:style-name="P8">Componentes nuevos:</text:p>
      <text:p text:style-name="P5"/>
      <text:p text:style-name="P9">[PODS]</text:p>
      <text:p text:style-name="P12">METALLB [ Trabaja en capa 2, entre otras (?) ]</text:p>
      <text:p text:style-name="P6"><text:tab/>IPs ACL</text:p>
      <text:p text:style-name="P8">INGRESS</text:p>
      <text:p text:style-name="P5"><text:tab/>nginx/nginx-ingress <text:s text:c="30"/>NGINX Ingress Controller for Kubernetes</text:p>
      <text:p text:style-name="P5"/>
      <text:p text:style-name="P9">[SERVICIOS]</text:p>
      <text:p text:style-name="P7">GLUSTERFS</text:p>
      <text:p text:style-name="P7"><text:tab/>Datastroe sincronizado y controlado</text:p>
      <text:p text:style-name="P7"/>
      <text:p text:style-name="P7">HAPROY</text:p>
      <text:p text:style-name="P7"><text:tab/>FRONTEND definitions</text:p>
      <text:p text:style-name="P7"><text:tab/>BACKEND definitions<text:line-break/></text:p>
      <text:p text:style-name="P7">KEEPALIVED</text:p>
      <text:p text:style-name="P7"><text:tab/><text:span text:style-name="T4">3 MASTER HA</text:span></text:p>
      <text:p text:style-name="P20">[root@k8s-master-01 ~]# heketi-cli --user admin --secret SecuReP@ssW0rd topology info</text:p>
      <text:p text:style-name="P14"/>
      <text:p text:style-name="P15">[root@k8s-master-01 ~]# heketi-cli --user admin --secret SecuReP@ssW0rd volume list</text:p>
      <text:p text:style-name="P15">Id:dbba1901b92ef06c6def7dcfc334e9d2 <text:s text:c="3"/>Cluster:5253e0680fa76ab68e1bea99915a628d <text:s text:c="3"/>Name:vol_dbba1901b92ef06c6def7dcfc334e9d2</text:p>
      <text:p text:style-name="P15"/>
      <text:p text:style-name="P15">[root@k8s-master-01 ~]# gluster volume list</text:p>
      <text:p text:style-name="P15">heketivol1</text:p>
      <text:p text:style-name="P15">provisioning</text:p>
      <text:p text:style-name="P15">vol_dbba1901b92ef06c6def7dcfc334e9d2</text:p>
      <text:p text:style-name="P15">[root@k8s-master-01 ~]# </text:p>
      <text:p text:style-name="P15"/>
      <text:p text:style-name="P15">[root@k8s-master-01 ~]# ls provisioning/</text:p>
      <text:p text:style-name="P15">00-metallb <text:s/>01-docker-registry-heketi-glusterfs <text:s/>heketi-project</text:p>
      <text:p text:style-name="P15"/>
      <text:p text:style-name="P15">[root@k8s-master-01 ~]# df -hTP /root/provisioning</text:p>
      <text:p text:style-name="P15">Filesystem <text:s text:c="29"/>Type <text:s text:c="11"/>Size <text:s/>Used Avail Use% Mounted on</text:p>
      <text:p text:style-name="P15">k8s-vip-01.knowhow.com.uy:/provisioning fuse.glusterfs <text:s text:c="2"/>10G <text:s/>276M <text:s/>9.8G <text:s text:c="2"/>3% /root/provisioning</text:p>
      <text:p text:style-name="P15">[root@k8s-master-01 ~]#</text:p>
      <text:p text:style-name="P15"/>
      <text:p text:style-name="P16">[root@k8s-master-01 ~]# <text:span text:style-name="T5">kubeadm init --control-plane-endpoint "k8s-vip-01.knowhow.com.uy:8443" –upload-certs</text:span></text:p>
      <text:p text:style-name="P16"><text:span text:style-name="T5"/></text:p>
      <text:p text:style-name="P17"/>
      <text:p text:style-name="P21">[root@k8s-master-01 ~]# curl -vk <text:span text:style-name="T5">https://registry.knowhow.com.uy</text:span>/v2/_catalog</text:p>
      <text:p text:style-name="P17">* About to connect() to registry.knowhow.com.uy port 443 (#0)</text:p>
      <text:p text:style-name="P17">* <text:s text:c="2"/>Trying 192.168.12.149...</text:p>
      <text:p text:style-name="P17">* Connected to registry.knowhow.com.uy (192.168.12.149) port 443 (#0)</text:p>
      <text:p text:style-name="P17">* Initializing NSS with certpath: sql:/etc/pki/nssdb</text:p>
      <text:p text:style-name="P17">* skipping SSL peer certificate verification</text:p>
      <text:p text:style-name="P17">* SSL connection using TLS_ECDHE_RSA_WITH_AES_128_GCM_SHA256</text:p>
      <text:p text:style-name="P17">* Server certificate:</text:p>
      <text:p text:style-name="P17">* <text:tab/>subject: CN=Kubernetes Ingress Controller Fake Certificate,O=Acme Co</text:p>
      <text:p text:style-name="P17">* <text:tab/>start date: Oct 04 22:22:29 2020 GMT</text:p>
      <text:p text:style-name="P17">* <text:tab/>expire date: Oct 04 22:22:29 2021 GMT</text:p>
      <text:p text:style-name="P17">* <text:tab/>common name: Kubernetes Ingress Controller Fake Certificate</text:p>
      <text:p text:style-name="P17">* <text:tab/>issuer: CN=Kubernetes Ingress Controller Fake Certificate,O=Acme Co</text:p>
      <text:p text:style-name="P17">&gt; GET /v2/_catalog HTTP/1.1</text:p>
      <text:p text:style-name="P17">&gt; User-Agent: curl/7.29.0</text:p>
      <text:p text:style-name="P17">&gt; Host: registry.knowhow.com.uy</text:p>
      <text:p text:style-name="P17">&gt; Accept: */*</text:p>
      <text:p text:style-name="P17">&gt; </text:p>
      <text:p text:style-name="P17">&lt; HTTP/1.1 200 OK</text:p>
      <text:p text:style-name="P17">&lt; Server: nginx/1.19.1</text:p>
      <text:p text:style-name="P17">&lt; Date: Wed, 07 Oct 2020 19:48:00 GMT</text:p>
      <text:p text:style-name="P17">&lt; Content-Type: application/json; charset=utf-8</text:p>
      <text:p text:style-name="P17">&lt; Content-Length: 20</text:p>
      <text:p text:style-name="P17">&lt; Connection: keep-alive</text:p>
      <text:p text:style-name="P17">&lt; Docker-Distribution-Api-Version: registry/2.0</text:p>
      <text:p text:style-name="P17">&lt; X-Content-Type-Options: nosniff</text:p>
      <text:p text:style-name="P17">&lt; Strict-Transport-Security: max-age=15724800; includeSubDomains</text:p>
      <text:p text:style-name="P17">&lt; </text:p>
      <text:p text:style-name="P10">{"repositories":[]}</text:p>
      <text:p text:style-name="P17">* Connection #0 to host registry.knowhow.com.uy left intact</text:p>
      <text:p text:style-name="P17"/>
      <text:p text:style-name="P17">[root@k8s-master-01 ~]# kubectl describe svc -n docker-registry</text:p>
      <text:p text:style-name="P17">Name: <text:s text:c="13"/>docker-registry</text:p>
      <text:p text:style-name="P17">Namespace: <text:s text:c="8"/>docker-registry</text:p>
      <text:p text:style-name="P17">Labels: <text:s text:c="11"/>app=docker-registry</text:p>
      <text:p text:style-name="P17">Annotations: <text:s text:c="6"/>&lt;none&gt;</text:p>
      <text:p text:style-name="P17">Selector: <text:s text:c="9"/>app=docker-registry</text:p>
      <text:p text:style-name="P17">Type: <text:s text:c="13"/>ClusterIP</text:p>
      <text:p text:style-name="P17">IP: <text:s text:c="15"/><text:span text:style-name="T6">10.111.85.46</text:span></text:p>
      <text:p text:style-name="P17">Port: <text:s text:c="13"/>registry <text:s/>80/TCP</text:p>
      <text:p text:style-name="P17">TargetPort: <text:s text:c="7"/>5000/TCP</text:p>
      <text:p text:style-name="P17">Endpoints: <text:s text:c="8"/>10.39.0.2:5000</text:p>
      <text:p text:style-name="P17">Session Affinity: <text:s/>None</text:p>
      <text:p text:style-name="P17">Events: <text:s text:c="11"/>&lt;none&gt;</text:p>
      <text:p text:style-name="P17"/>
      <text:p text:style-name="P17"/>
      <text:p text:style-name="P17">Name: <text:s text:c="13"/>glusterfs-dynamic-8c75de33-8199-41c5-a23c-731fa91762ab</text:p>
      <text:p text:style-name="P17">Namespace: <text:s text:c="8"/>docker-registry</text:p>
      <text:p text:style-name="P17">Labels: <text:s text:c="11"/>gluster.kubernetes.io/provisioned-for-pvc=pvc-docker-registry</text:p>
      <text:p text:style-name="P17">Annotations: <text:s text:c="6"/>&lt;none&gt;</text:p>
      <text:p text:style-name="P17">Selector: <text:s text:c="9"/>&lt;none&gt;</text:p>
      <text:p text:style-name="P17">Type: <text:s text:c="13"/>ClusterIP</text:p>
      <text:p text:style-name="P17"><text:soft-page-break/>IP: <text:s text:c="15"/>10.100.173.130</text:p>
      <text:p text:style-name="P17">Port: <text:s text:c="13"/>&lt;unset&gt; <text:s/>1/TCP</text:p>
      <text:p text:style-name="P17">TargetPort: <text:s text:c="7"/>1/TCP</text:p>
      <text:p text:style-name="P17">Endpoints: <text:s text:c="8"/>192.168.12.141:1,192.168.12.142:1,192.168.12.143:1</text:p>
      <text:p text:style-name="P17">Session Affinity: <text:s/>None</text:p>
      <text:p text:style-name="P17">Events: <text:s text:c="11"/>&lt;none&gt;</text:p>
      <text:p text:style-name="P17"/>
      <text:p text:style-name="P17">[root@k8s-master-01 ~]# curl <text:span text:style-name="T5">10.111.85.46</text:span>/v2/_catalog</text:p>
      <text:p text:style-name="P10">{"repositories":[]}</text:p>
      <text:p text:style-name="P10"/>
      <text:p text:style-name="P17">[root@k8s-master-01 ~]# curl -vk 10.39.0.2:5000/v2/_catalog</text:p>
      <text:p text:style-name="P17">* About to connect() to 10.39.0.2 port 5000 (#0)</text:p>
      <text:p text:style-name="P17">* <text:s text:c="2"/>Trying 10.39.0.2...</text:p>
      <text:p text:style-name="P17">* Connected to 10.39.0.2 (10.39.0.2) port 5000 (#0)</text:p>
      <text:p text:style-name="P17">&gt; GET /v2/_catalog HTTP/1.1</text:p>
      <text:p text:style-name="P17">&gt; User-Agent: curl/7.29.0</text:p>
      <text:p text:style-name="P17">&gt; Host: 10.39.0.2:5000</text:p>
      <text:p text:style-name="P17">&gt; Accept: */*</text:p>
      <text:p text:style-name="P17">&gt; </text:p>
      <text:p text:style-name="P17">&lt; HTTP/1.1 200 OK</text:p>
      <text:p text:style-name="P17">&lt; Content-Type: application/json; charset=utf-8</text:p>
      <text:p text:style-name="P17">&lt; Docker-Distribution-Api-Version: registry/2.0</text:p>
      <text:p text:style-name="P17">&lt; X-Content-Type-Options: nosniff</text:p>
      <text:p text:style-name="P17">&lt; Date: Wed, 07 Oct 2020 19:52:54 GMT</text:p>
      <text:p text:style-name="P17">&lt; Content-Length: 20</text:p>
      <text:p text:style-name="P17">&lt; </text:p>
      <text:p text:style-name="P19">{"repositories":[]}</text:p>
      <text:p text:style-name="P17">* Connection #0 to host 10.39.0.2 left intact</text:p>
      <text:p text:style-name="P17">[root@k8s-master-01 ~]# </text:p>
      <text:p text:style-name="P17"/>
      <text:p text:style-name="P22">[root@k8s-master-02 ~]# kubectl get nodes</text:p>
      <text:p text:style-name="P18">NAME <text:s text:c="11"/>STATUS <text:s text:c="4"/>ROLES <text:s text:c="3"/>AGE <text:s text:c="2"/>VERSION</text:p>
      <text:p text:style-name="P11">k8s-master-01 <text:s text:c="2"/>NotReady <text:s text:c="2"/>master <text:s text:c="2"/>8d <text:s text:c="3"/>v1.19.2<text:tab/> <text:s/><text:span text:style-name="T7">&lt;&lt;&lt; KILL NODE [!]</text:span></text:p>
      <text:p text:style-name="P18">k8s-master-02 <text:s text:c="2"/>Ready <text:s text:c="5"/>master <text:s text:c="2"/>8d <text:s text:c="3"/>v1.19.2</text:p>
      <text:p text:style-name="P18">k8s-master-03 <text:s text:c="2"/>Ready <text:s text:c="5"/>master <text:s text:c="2"/>8d <text:s text:c="3"/>v1.19.2</text:p>
      <text:p text:style-name="P18">k8s-worker-01 <text:s text:c="2"/>Ready <text:s text:c="5"/>&lt;none&gt; <text:s text:c="2"/>8d <text:s text:c="3"/>v1.19.2</text:p>
      <text:p text:style-name="P18">k8s-worker-02 <text:s text:c="2"/>Ready <text:s text:c="5"/>&lt;none&gt; <text:s text:c="2"/>8d <text:s text:c="3"/>v1.19.2</text:p>
      <text:p text:style-name="P18">k8s-worker-03 <text:s text:c="2"/>Ready <text:s text:c="5"/>&lt;none&gt; <text:s text:c="2"/>8d <text:s text:c="3"/>v1.19.2</text:p>
      <text:p text:style-name="P18"/>
      <text:p text:style-name="P18">[root@k8s-master-02 ~]# kubectl describe svc -n docker-registry</text:p>
      <text:p text:style-name="P18">Name: <text:s text:c="13"/>docker-registry</text:p>
      <text:p text:style-name="P18">Namespace: <text:s text:c="8"/>docker-registry</text:p>
      <text:p text:style-name="P18">Labels: <text:s text:c="11"/>app=docker-registry</text:p>
      <text:p text:style-name="P18">Annotations: <text:s text:c="6"/>&lt;none&gt;</text:p>
      <text:p text:style-name="P18">Selector: <text:s text:c="9"/>app=docker-registry</text:p>
      <text:p text:style-name="P18">Type: <text:s text:c="13"/>ClusterIP</text:p>
      <text:p text:style-name="P18">IP: <text:s text:c="15"/>10.111.85.46</text:p>
      <text:p text:style-name="P18">Port: <text:s text:c="13"/>registry <text:s/>80/TCP</text:p>
      <text:p text:style-name="P18">TargetPort: <text:s text:c="7"/>5000/TCP</text:p>
      <text:p text:style-name="P18">Endpoints: <text:s text:c="8"/>10.39.0.2:5000</text:p>
      <text:p text:style-name="P18">Session Affinity: <text:s/>None</text:p>
      <text:p text:style-name="P18">Events: <text:s text:c="11"/>&lt;none&gt;</text:p>
      <text:p text:style-name="P18"/>
      <text:p text:style-name="P18"/>
      <text:p text:style-name="P18">Name: <text:s text:c="13"/>glusterfs-dynamic-8c75de33-8199-41c5-a23c-731fa91762ab</text:p>
      <text:p text:style-name="P18">Namespace: <text:s text:c="8"/>docker-registry</text:p>
      <text:p text:style-name="P18">Labels: <text:s text:c="11"/>gluster.kubernetes.io/provisioned-for-pvc=pvc-docker-registry</text:p>
      <text:p text:style-name="P18">Annotations: <text:s text:c="6"/>&lt;none&gt;</text:p>
      <text:p text:style-name="P18">Selector: <text:s text:c="9"/>&lt;none&gt;</text:p>
      <text:p text:style-name="P18">Type: <text:s text:c="13"/>ClusterIP</text:p>
      <text:p text:style-name="P18">IP: <text:s text:c="15"/>10.100.173.130</text:p>
      <text:p text:style-name="P18">Port: <text:s text:c="13"/>&lt;unset&gt; <text:s/>1/TCP</text:p>
      <text:p text:style-name="P18">TargetPort: <text:s text:c="7"/>1/TCP</text:p>
      <text:p text:style-name="P18">Endpoints: <text:s text:c="8"/>192.168.12.141:1,192.168.12.142:1,192.168.12.143:1</text:p>
      <text:p text:style-name="P18">Session Affinity: <text:s/>None</text:p>
      <text:p text:style-name="P18">Events: <text:s text:c="11"/>&lt;none&gt;</text:p>
      <text:p text:style-name="P18">[root@k8s-master-02 ~]# curl 10.111.85.46/v2/_catalog</text:p>
      <text:p text:style-name="P18">{"repositories":[]}</text:p>
      <text:p text:style-name="P18">[root@k8s-master-02 ~]# curl -vk 10.39.0.2:5000/v2/_catalog</text:p>
      <text:p text:style-name="P18">* About to connect() to 10.39.0.2 port 5000 (#0)</text:p>
      <text:p text:style-name="P18">* <text:s text:c="2"/>Trying 10.39.0.2...</text:p>
      <text:p text:style-name="P18">* Connected to 10.39.0.2 (10.39.0.2) port 5000 (#0)</text:p>
      <text:p text:style-name="P18">&gt; GET /v2/_catalog HTTP/1.1</text:p>
      <text:p text:style-name="P18">&gt; User-Agent: curl/7.29.0</text:p>
      <text:p text:style-name="P18">&gt; Host: 10.39.0.2:5000</text:p>
      <text:p text:style-name="P18">&gt; Accept: */*</text:p>
      <text:p text:style-name="P18">&gt; </text:p>
      <text:p text:style-name="P18">&lt; HTTP/1.1 200 OK</text:p>
      <text:p text:style-name="P18">&lt; Content-Type: application/json; charset=utf-8</text:p>
      <text:p text:style-name="P18">&lt; Docker-Distribution-Api-Version: registry/2.0</text:p>
      <text:p text:style-name="P18">&lt; X-Content-Type-Options: nosniff</text:p>
      <text:p text:style-name="P18">&lt; Date: Wed, 07 Oct 2020 19:57:29 GMT</text:p>
      <text:p text:style-name="P18"><text:soft-page-break/>&lt; Content-Length: 20</text:p>
      <text:p text:style-name="P18">&lt; </text:p>
      <text:p text:style-name="P18">{"repositories":[]}</text:p>
      <text:p text:style-name="P18">* Connection #0 to host 10.39.0.2 left intact</text:p>
      <text:p text:style-name="P18">[root@k8s-master-02 ~]# curl <text:s/>10.39.0.2:5000/v2/_catalog</text:p>
      <text:p text:style-name="P18">{"repositories":[]}</text:p>
      <text:p text:style-name="P18">[root@k8s-master-02 ~]#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UY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30T14:35:56.220028543</meta:creation-date>
    <meta:generator>LibreOffice/5.3.6.1$Linux_X86_64 LibreOffice_project/30$Build-1</meta:generator>
    <dc:date>2020-10-07T16:59:23.654433798</dc:date>
    <meta:editing-duration>P2DT8H15M1S</meta:editing-duration>
    <meta:editing-cycles>25</meta:editing-cycles>
    <meta:document-statistic meta:table-count="0" meta:image-count="0" meta:object-count="0" meta:page-count="6" meta:paragraph-count="184" meta:word-count="638" meta:character-count="6262" meta:non-whitespace-character-count="5131"/>
  </office:meta>
</office:document-meta>
</file>